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e8e8e8" draw:opacity="100%" draw:textarea-horizontal-align="justify" draw:textarea-vertical-align="top" draw:auto-grow-height="false" fo:min-height="1.168cm" fo:min-width="9.254cm"/>
      <style:paragraph-properties style:writing-mode="lr-tb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.546cm" fo:min-width="1.296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9cm"/>
      <style:paragraph-properties style:writing-mode="lr-tb"/>
    </style:style>
    <style:style style:name="gr5" style:family="graphic" style:parent-style-name="standard" style:list-style-name="L1">
      <style:graphic-properties svg:stroke-color="#000000" draw:fill="solid" draw:fill-color="#e8e8e8" draw:opacity="100%" draw:textarea-horizontal-align="justify" draw:textarea-vertical-align="middle" draw:auto-grow-height="false" fo:min-height="0.258cm" fo:min-width="8.945cm"/>
      <style:paragraph-properties style:writing-mode="lr-tb"/>
    </style:style>
    <style:style style:name="gr6" style:family="graphic" style:parent-style-name="standard">
      <style:graphic-properties draw:stroke="none" draw:fill="none" draw:opacity="100%" fo:min-height="0.3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2" style:family="paragraph">
      <loext:graphic-properties draw:fill="none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 style:font-size-asian="6pt" style:font-size-complex="6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e8e8e8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 style:font-size-asian="8pt" style:font-weight-asian="bold" style:font-size-complex="8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normal" style:font-weight-asian="normal" style:font-weight-complex="normal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6pt" style:font-size-complex="6pt"/>
    </style:style>
    <style:style style:name="T4" style:family="text">
      <style:text-properties fo:font-size="8pt" fo:font-weight="bold" style:font-size-asian="6pt" style:font-weight-asian="bold" style:font-size-complex="6pt" style:font-weight-complex="bold"/>
    </style:style>
    <style:style style:name="T5" style:family="text">
      <style:text-properties fo:font-size="6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06cm" svg:height="1.57cm" svg:x="1.153cm" svg:y="1.081cm">
          <text:p text:style-name="P1"><text:span text:style-name="T1">Internet-of-Things (IoT) in Smart Cities and Industry 4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4" draw:layer="layout" svg:width="2.54cm" svg:height="2.54cm" svg:x="3.827cm" svg:y="4.085cm">
            <text:p text:style-name="P3"><text:span text:style-name="T2">Machine</text:span></text:p>
            <text:p text:style-name="P3"><text:span text:style-name="T2">Learn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2.54cm" svg:height="2.54cm" svg:x="5.826cm" svg:y="4.084cm">
            <text:p text:style-name="P3"><text:span text:style-name="T2">Embedded</text:span></text:p>
            <text:p text:style-name="P3"><text:span text:style-name="T2">System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2.54cm" svg:height="2.54cm" svg:x="4.829cm" svg:y="5.687cm">
            <text:p text:style-name="P3"><text:span text:style-name="T2">Application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5" draw:layer="layout" svg:x1="6.093cm" svg:y1="3.867cm" svg:x2="6.093cm" svg:y2="5.899cm">
            <text:p/>
          </draw:line>
          <draw:frame draw:style-name="gr4" draw:text-style-name="P7" draw:layer="layout" svg:width="1.59cm" svg:height="0.887cm" svg:x="5.298cm" svg:y="3.035cm">
            <draw:text-box>
              <text:p text:style-name="P6"><text:span text:style-name="T3">Applying</text:span></text:p>
              <text:p text:style-name="P6"><text:span text:style-name="T4">TinyML</text:span></text:p>
            </draw:text-box>
          </draw:frame>
        </draw:g>
        <draw:custom-shape draw:style-name="gr5" draw:text-style-name="P9" draw:layer="layout" svg:width="9.445cm" svg:height="0.508cm" svg:x="1.384cm" svg:y="1.724cm">
          <text:p text:style-name="P8"><text:span text:style-name="T5">Neural network accelerators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2.192cm" svg:height="0.57cm" svg:x="0cm" svg:y="0cm">
          <draw:text-box>
            <text:p text:style-name="P10"><text:span text:style-name="T6">Expansion of IoT and TinyML: Requirements, Accelerators, and Challeng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23:01.186079318</dc:date>
    <meta:editing-duration>PT1H34M25S</meta:editing-duration>
    <meta:editing-cycles>28</meta:editing-cycles>
    <meta:generator>LibreOffice/6.4.7.2$Linux_X86_64 LibreOffice_project/40$Build-2</meta:generator>
    <meta:document-statistic meta:object-count="9"/>
  </office:meta>
</office:document-meta>
</file>